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75994d4" officeooo:paragraph-rsid="075994d4"/>
    </style:style>
    <style:style style:name="P2" style:family="paragraph" style:parent-style-name="Text_20_body">
      <style:paragraph-properties fo:text-align="center" style:justify-single-word="false"/>
      <style:text-properties style:font-name="Sanskrit 2003" fo:font-size="13pt" officeooo:paragraph-rsid="0001d822" style:font-size-asian="13pt" style:font-name-complex="Sanskrit 2003" style:font-size-complex="13pt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1d822" style:font-size-asian="13pt" style:font-name-complex="Sanskrit 2003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48a1d5" style:font-weight-asian="bold" style:font-weight-complex="bold"/>
    </style:style>
    <style:style style:name="T3" style:family="text">
      <style:text-properties officeooo:rsid="0757e4d0"/>
    </style:style>
    <style:style style:name="T4" style:family="text">
      <style:text-properties officeooo:rsid="0748a1d5"/>
    </style:style>
    <style:style style:name="T5" style:family="text">
      <style:text-properties officeooo:rsid="075994d4"/>
    </style:style>
    <style:style style:name="T6" style:family="text">
      <style:text-properties officeooo:rsid="075d0f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अथ एकादशाधिकशततमोऽध्यायः </text:span></text:p>
      <text:p text:style-name="P3"><text:span text:style-name="T1">प्रयागमाहात्म्य</text:span><text:span text:style-name="T2">म् </text:span><text:line-break/>अग्निरुवाच -</text:p>
      <text:p text:style-name="P3">वक्ष्ये प्रयागमाहात्म्यं भुक्तिमुक्तिप्रदं पर<text:span text:style-name="T3">म्</text:span> । <text:line-break/>प्रयागे ब्रह्मविष्ण्वाद्या देव मुनिवराः स्थिताः ॥१<text:span text:style-name="T4">॥</text:span> </text:p>
      <text:p text:style-name="P3">सरितः सागराः सिद्धा गन्धर्वाप्सरसस्तथा । <text:line-break/>तत्र त्रीण्यग्निकुण्डानि तेषां मध्ये तु जाह्नवी ॥२<text:span text:style-name="T4">॥</text:span> <text:line-break/>वेगेन समतिक्रान्ता सर्वतीर्थ<text:span text:style-name="T3">पु</text:span>रस्कृता । <text:line-break/>तपनस्य सुता तत्र त्रिषु लोकेषु विश्रुता ॥३<text:span text:style-name="T4">॥</text:span> <text:line-break/>गङ्गायमुनयो<text:span text:style-name="T3">र्म</text:span>ध्यं पृथिव्या जघनं स्मृत<text:span text:style-name="T3">म् </text:span>। <text:line-break/>प्रयागं जघनस्यान्तरुपस्थमृषयो विदुः ॥४<text:span text:style-name="T4">॥</text:span> <text:line-break/>प्रयागं सप्रतिष्ठानं कम्बलाश्वतरावुभौ । <text:line-break/>तीर्थं भोगवती चैव वेदी<text:span text:style-name="T3">ं</text:span> प्रोक्ता प्रजापतेः ॥५<text:span text:style-name="T4">॥</text:span> <text:line-break/>तत्र वेदाश्च यज्ञाश्च मू<text:span text:style-name="T3">र्ति</text:span>मन्तः प्रयागके । <text:s/><text:line-break/>स्तवनादस्य तीर्थस्य नामसङ्कि<text:span text:style-name="T3">र्त</text:span>नादपि ॥६<text:span text:style-name="T4">॥</text:span> <text:line-break/>मृत्तिकालम्भनाद्वा<text:span text:style-name="T3">ऽ</text:span>पि सर्वपापैः प्रमुच्यते । <text:line-break/>प्रयागे सङ्गमे दानं श्राद्धं<text:note text:id="ftn805" text:note-class="footnote"><text:note-citation>1</text:note-citation><text:note-body><text:p text:style-name="P1">श्राद्धव्रज्यादि</text:p></text:note-body></text:note> जप्यादि चाक्षय<text:span text:style-name="T5">म्</text:span> ॥७<text:span text:style-name="T4">॥</text:span> <text:line-break/>न देववचनाद्विप्र न लोकवचनादपि । <text:line-break/>मतिरुत्क्रमणीयान्ते प्रयागे मरणं प्रति ॥८<text:span text:style-name="T4">॥</text:span> <text:line-break/>दश तीर्थसहस्राणि षष्टिकोट्यस्तथा<text:span text:style-name="T6">ऽ</text:span>पराः । <text:s/><text:line-break/>तेषां सान्निध्यमत्रैव प्रयागं परमन्ततः ॥९<text:span text:style-name="T4">॥</text:span> <text:line-break/>वासुकेर्भोगवत्यत्र हंसप्रपतनं पर<text:span text:style-name="T6">म्</text:span> ।<text:line-break/><text:soft-page-break/>गवां कोटिप्रदानाद्यत्त्र्यहं स्नानस्य तत्फल<text:span text:style-name="T6">म्</text:span> ॥१०<text:span text:style-name="T4">॥</text:span> <text:line-break/>प्रयागे माघमासे तु एवमाहु<text:span text:style-name="T6">र्म</text:span>नीषिणः ।</text:p>
      <text:p text:style-name="P2">सर्वत्र सुलभा गङ्गा त्रिषु स्थानेषु दुर्लभा ॥११<text:span text:style-name="T4">॥</text:span> <text:line-break/>गङ्गाद्वारे प्रयागे च गङ्गासागरसङ्गमे । <text:line-break/>अत्र दानाद्दिवं याति राजेन्द्रो जायतेऽत्र च ॥१२<text:span text:style-name="T4">॥</text:span> <text:line-break/>वटमूले सङ्गमादौ मृतो विष्णुपुरीं व्रजेत् ।<text:line-break/>उर्वशीपुलिनं रम्यं तीर्थं सन्ध्यावटस्तथा ॥१३<text:span text:style-name="T4">॥</text:span> <text:line-break/>कोटीतीर्थ<text:span text:style-name="T6">ं चा</text:span>श्वमेधं गङ्गायमुनमुत्तम<text:span text:style-name="T6">म्</text:span> ।<text:line-break/>मानसं रजसा हीनं तीर्थं वासरकं पर<text:span text:style-name="T6">म्</text:span> ॥१४<text:span text:style-name="T4">॥</text:span> </text:p>
      <text:p text:style-name="P2">इत्याग्नेये महापुराणे प्रयागमाहात्म्यं नाम एकादशाधिकशततम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6:49:43.172390868</meta:creation-date>
    <dc:date>2017-07-12T16:50:27.300766015</dc:date>
    <meta:editing-duration>PT44S</meta:editing-duration>
    <meta:editing-cycles>1</meta:editing-cycles>
    <meta:document-statistic meta:table-count="0" meta:image-count="0" meta:object-count="0" meta:page-count="2" meta:paragraph-count="7" meta:word-count="161" meta:character-count="767" meta:non-whitespace-character-count="585"/>
    <meta:generator>LibreOffice/5.1.6.2$Linux_X86_64 LibreOffice_project/10m0$Build-2</meta:generator>
  </office:meta>
</office:document-meta>
</file>